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ile: STEP_24_OUTCOME_CORE_ORCHESTRATOR_WIRING.md</text:h>
      <text:h text:style-name="Heading_20_2" text:outline-level="2">Title: Step 24 — Core Orchestrator Wiring (Outcome / Frozen)</text:h>
      <text:p text:style-name="Horizontal_20_Line"/>
      <text:h text:style-name="Heading_20_2" text:outline-level="2">Purpose</text:h>
      <text:p text:style-name="Text_20_body">The <text:span text:style-name="Strong_20_Emphasis">Core Orchestrator Wiring</text:span> defines how all major engines are invoked together<text:line-break/>in a deterministic, observable cycle.</text:p>
      <text:p text:style-name="Text_20_body">This step freezes:</text:p>
      <text:list xml:id="list6485165156697531525" text:style-name="L1">
        <text:list-item>
          <text:p text:style-name="P1">execution order</text:p>
        </text:list-item>
        <text:list-item>
          <text:p text:style-name="P1">data handoff contracts</text:p>
        </text:list-item>
        <text:list-item>
          <text:p text:style-name="P1">lifecycle boundaries</text:p>
        </text:list-item>
      </text:list>
      <text:p text:style-name="Horizontal_20_Line"/>
      <text:h text:style-name="Heading_20_2" text:outline-level="2">Frozen Responsibilities</text:h>
      <text:p text:style-name="Text_20_body">The Core Orchestrator SHALL:</text:p>
      <text:list xml:id="list7424990156546647658" text:style-name="L2">
        <text:list-item>
          <text:p text:style-name="P2">control the system lifecycle (start / stop)</text:p>
        </text:list-item>
        <text:list-item>
          <text:p text:style-name="P2">run a deterministic loop</text:p>
        </text:list-item>
        <text:list-item>
          <text:p text:style-name="P2">invoke modules in the correct order</text:p>
        </text:list-item>
        <text:list-item>
          <text:p text:style-name="P2">pass structured outputs between modules</text:p>
        </text:list-item>
        <text:list-item>
          <text:p text:style-name="P2">ensure logging at every stage</text:p>
        </text:list-item>
      </text:list>
      <text:p text:style-name="Text_20_body">Execution order (MANDATORY):</text:p>
      <text:list xml:id="list2762969649847558365" text:style-name="L3">
        <text:list-item>
          <text:p text:style-name="P3">Scanner</text:p>
        </text:list-item>
        <text:list-item>
          <text:p text:style-name="P3">Pattern Engine</text:p>
        </text:list-item>
        <text:list-item>
          <text:p text:style-name="P3">Strategy Runner</text:p>
        </text:list-item>
        <text:list-item>
          <text:p text:style-name="P3">Risk Engine</text:p>
        </text:list-item>
        <text:list-item>
          <text:p text:style-name="P3">Execution Engine</text:p>
        </text:list-item>
        <text:list-item>
          <text:p text:style-name="P3">Storage Engine</text:p>
        </text:list-item>
      </text:list>
      <text:p text:style-name="Horizontal_20_Line"/>
      <text:h text:style-name="Heading_20_2" text:outline-level="2"><text:soft-page-break/>Frozen Non-Responsibilities</text:h>
      <text:p text:style-name="Text_20_body">The Core Orchestrator SHALL NOT:</text:p>
      <text:list xml:id="list4860239990449421967" text:style-name="L4">
        <text:list-item>
          <text:p text:style-name="P4">contain trading logic</text:p>
        </text:list-item>
        <text:list-item>
          <text:p text:style-name="P4">interpret market data</text:p>
        </text:list-item>
        <text:list-item>
          <text:p text:style-name="P4">modify risk decisions</text:p>
        </text:list-item>
        <text:list-item>
          <text:p text:style-name="P4">talk to the broker directly</text:p>
        </text:list-item>
      </text:list>
      <text:p text:style-name="Horizontal_20_Line"/>
      <text:h text:style-name="Heading_20_2" text:outline-level="2">Cycle Rules</text:h>
      <text:list xml:id="list2009058264094544506" text:style-name="L5">
        <text:list-item>
          <text:p text:style-name="P5">one cycle at a time</text:p>
        </text:list-item>
        <text:list-item>
          <text:p text:style-name="P5">no overlapping executions</text:p>
        </text:list-item>
        <text:list-item>
          <text:p text:style-name="P5">failures are logged and surfaced</text:p>
        </text:list-item>
        <text:list-item>
          <text:p text:style-name="P5">system can continue if safe</text:p>
        </text:list-item>
      </text:list>
      <text:p text:style-name="Horizontal_20_Line"/>
      <text:h text:style-name="Heading_20_2" text:outline-level="2">Inputs</text:h>
      <text:list xml:id="list918463474110973202" text:style-name="L6">
        <text:list-item>
          <text:p text:style-name="P6">configuration</text:p>
        </text:list-item>
        <text:list-item>
          <text:p text:style-name="P6">module instances</text:p>
        </text:list-item>
        <text:list-item>
          <text:p text:style-name="P6">system clock</text:p>
        </text:list-item>
      </text:list>
      <text:p text:style-name="Horizontal_20_Line"/>
      <text:h text:style-name="Heading_20_2" text:outline-level="2">Outputs</text:h>
      <text:list xml:id="list8314336940976892714" text:style-name="L7">
        <text:list-item>
          <text:p text:style-name="P7">system-level logs</text:p>
        </text:list-item>
        <text:list-item>
          <text:p text:style-name="P7">trade lifecycle progression</text:p>
        </text:list-item>
      </text:list>
      <text:p text:style-name="Horizontal_20_Line"/>
      <text:h text:style-name="Heading_20_2" text:outline-level="2">Acceptance Criteria</text:h>
      <text:p text:style-name="Text_20_body">This wiring is correct if:</text:p>
      <text:list xml:id="list1339258896399531473" text:style-name="L8">
        <text:list-item>
          <text:p text:style-name="P8">every trade attempt flows through all engines</text:p>
        </text:list-item>
        <text:list-item>
          <text:p text:style-name="P8">no engine is skipped</text:p>
        </text:list-item>
        <text:list-item>
          <text:p text:style-name="P8">logs tell a complete story</text:p>
        </text:list-item>
      </text:list>
      <text:p text:style-name="Horizontal_20_Line"/>
      <text:h text:style-name="Heading_20_2" text:outline-level="2">Status</text:h>
      <text:p text:style-name="Text_20_body">✅ Frozen</text:p>
      <text:p text:style-name="Horizontal_20_Line"><text:soft-page-break/></text:p>
      <text:h text:style-name="Heading_20_2" text:outline-level="2">Next Step</text:h>
      <text:p text:style-name="Text_20_body"><text:span text:style-name="Strong_20_Emphasis">Step 25:</text:span><text:line-break/>Minimal Runnable End-to-End Cycle (no real trading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elzon Mamani</meta:initial-creator>
    <meta:creation-date>2025-12-18T19:18:49.12</meta:creation-date>
    <meta:document-statistic meta:table-count="0" meta:image-count="0" meta:object-count="0" meta:page-count="3" meta:paragraph-count="49" meta:word-count="207" meta:character-count="1250"/>
    <dc:date>2025-12-18T19:20:06.02</dc:date>
    <dc:creator>Nelzon Mamani</dc:creator>
    <meta:editing-duration>PT1M17S</meta:editing-duration>
    <meta:editing-cycles>1</meta:editing-cycles>
    <meta:generator>OpenOffice/4.1.1$Win32 OpenOffice.org_project/411m6$Build-9775</meta:generator>
  </office:meta>
</office:document-meta>
</file>